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6.177cm"/>
    </style:style>
    <style:style style:name="co10" style:family="table-column">
      <style:table-column-properties fo:break-before="auto" style:column-width="9.648cm"/>
    </style:style>
    <style:style style:name="co11" style:family="table-column">
      <style:table-column-properties fo:break-before="auto" style:column-width="9.705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2.632cm" fo:break-before="auto" style:use-optimal-row-height="false"/>
    </style:style>
    <style:style style:name="ro14" style:family="table-row">
      <style:table-row-properties style:row-height="3cm" fo:break-before="auto" style:use-optimal-row-height="false"/>
    </style:style>
    <style:style style:name="ro15" style:family="table-row">
      <style:table-row-properties style:row-height="0.552cm" fo:break-before="auto" style:use-optimal-row-height="false"/>
    </style:style>
    <style:style style:name="ro16" style:family="table-row">
      <style:table-row-properties style:row-height="0.974cm" fo:break-before="auto" style:use-optimal-row-height="false"/>
    </style:style>
    <style:style style:name="ro17" style:family="table-row">
      <style:table-row-properties style:row-height="3.21cm" fo:break-before="auto" style:use-optimal-row-height="false"/>
    </style:style>
    <style:style style:name="ro18" style:family="table-row">
      <style:table-row-properties style:row-height="2.448cm" fo:break-before="auto" style:use-optimal-row-height="false"/>
    </style:style>
    <style:style style:name="ro19" style:family="table-row">
      <style:table-row-properties style:row-height="2.764cm" fo:break-before="auto" style:use-optimal-row-height="false"/>
    </style:style>
    <style:style style:name="ro20" style:family="table-row">
      <style:table-row-properties style:row-height="6.976cm" fo:break-before="auto" style:use-optimal-row-height="false"/>
    </style:style>
    <style:style style:name="ro21" style:family="table-row">
      <style:table-row-properties style:row-height="1.947cm" fo:break-before="auto" style:use-optimal-row-height="false"/>
    </style:style>
    <style:style style:name="ro22" style:family="table-row">
      <style:table-row-properties style:row-height="2.131cm" fo:break-before="auto" style:use-optimal-row-height="false"/>
    </style:style>
    <style:style style:name="ro23" style:family="table-row">
      <style:table-row-properties style:row-height="0.894cm" fo:break-before="auto" style:use-optimal-row-height="false"/>
    </style:style>
    <style:style style:name="ro24" style:family="table-row">
      <style:table-row-properties style:row-height="7.581cm" fo:break-before="auto" style:use-optimal-row-height="false"/>
    </style:style>
    <style:style style:name="ro25" style:family="table-row">
      <style:table-row-properties style:row-height="1.289cm" fo:break-before="auto" style:use-optimal-row-height="false"/>
    </style:style>
    <style:style style:name="ro26" style:family="table-row">
      <style:table-row-properties style:row-height="2cm" fo:break-before="auto" style:use-optimal-row-height="false"/>
    </style:style>
    <style:style style:name="ro27" style:family="table-row">
      <style:table-row-properties style:row-height="1.789cm" fo:break-before="auto" style:use-optimal-row-height="false"/>
    </style:style>
    <style:style style:name="ro28" style:family="table-row">
      <style:table-row-properties style:row-height="1.894cm" fo:break-before="auto" style:use-optimal-row-height="false"/>
    </style:style>
    <style:style style:name="ro29" style:family="table-row">
      <style:table-row-properties style:row-height="2.053cm" fo:break-before="auto" style:use-optimal-row-height="false"/>
    </style:style>
    <style:style style:name="ro30" style:family="table-row">
      <style:table-row-properties style:row-height="2.08cm" fo:break-before="auto" style:use-optimal-row-height="false"/>
    </style:style>
    <style:style style:name="ro31" style:family="table-row">
      <style:table-row-properties style:row-height="3.343cm" fo:break-before="auto" style:use-optimal-row-height="false"/>
    </style:style>
    <style:style style:name="ro32" style:family="table-row">
      <style:table-row-properties style:row-height="5.159cm" fo:break-before="auto" style:use-optimal-row-height="false"/>
    </style:style>
    <style:style style:name="ro33" style:family="table-row">
      <style:table-row-properties style:row-height="0.762cm" fo:break-before="auto" style:use-optimal-row-height="false"/>
    </style:style>
    <style:style style:name="ro34"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background-color="#e6e6ff"/>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fo:wrap-option="wrap" style:vertical-align="top"/>
      <style:paragraph-properties fo:text-align="start"/>
      <style:text-properties fo:hyphenate="false"/>
    </style:style>
    <style:style style:name="ce14" style:family="table-cell" style:parent-style-name="Default">
      <style:table-cell-properties fo:background-color="#e6e6ff" style:text-align-source="fix" style:repeat-content="false" fo:wrap-option="wrap" style:vertical-align="top"/>
      <style:paragraph-properties fo:text-align="start"/>
    </style:style>
    <style:style style:name="ce15"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16"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7"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ce20" style:family="table-cell" style:parent-style-name="Default" style:data-style-name="N100">
      <style:table-cell-properties style:text-align-source="fix" style:repeat-content="false" fo:wrap-option="wrap" style:vertical-align="top"/>
      <style:paragraph-properties fo:text-align="start"/>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table:style-name="ce4" table:formula="oooc:=[.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table:formula="oooc:=[.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table:formula="oooc:=[.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3">
          <table:table-cell table:style-name="ce4" table:formula="oooc:=[.A6]+1" office:value-type="float" office:value="5">
            <text:p>5</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table:formula="oooc:=[.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3">
          <table:table-cell table:style-name="ce4" table:formula="oooc:=[.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table:formula="oooc:=[.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table:formula="oooc:=[.A10]+1" office:value-type="float" office:value="9">
            <text:p>9</text:p>
          </table:table-cell>
          <table:table-cell/>
          <table:table-cell office:value-type="string">
            <text:p>id_about_mex</text:p>
          </table:table-cell>
          <table:table-cell table:style-name="ce13"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6"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3">
          <table:table-cell table:style-name="ce4" table:formula="oooc:=[.A11]+1" office:value-type="float" office:value="10">
            <text:p>10</text:p>
          </table:table-cell>
          <table:table-cell/>
          <table:table-cell office:value-type="string">
            <text:p>id_error_extension</text:p>
          </table:table-cell>
          <table:table-cell table:style-name="ce13"/>
          <table:table-cell table:style-name="ce16" office:value-type="string">
            <text:p>Errore estensione firma digitale OpenOffice.org</text:p>
          </table:table-cell>
          <table:table-cell table:number-columns-repeated="1019"/>
        </table:table-row>
        <table:table-row table:style-name="ro9">
          <table:table-cell table:style-name="ce4" table:formula="oooc:=[.A12]+1" office:value-type="float" office:value="11">
            <text:p>11</text:p>
          </table:table-cell>
          <table:table-cell/>
          <table:table-cell office:value-type="string">
            <text:p>id_no_sscd_avlb</text:p>
          </table:table-cell>
          <table:table-cell table:style-name="ce13"/>
          <table:table-cell table:style-name="ce16" office:value-type="string">
            <text:p>Il dispositivo di lettura:</text:p>
            <text:p/>
            <text:p>%1$s</text:p>
            <text:p/>
            <text:p>non contiene Smart Card (SSCD).</text:p>
          </table:table-cell>
          <table:table-cell table:number-columns-repeated="1019"/>
        </table:table-row>
        <table:table-row table:style-name="ro3">
          <table:table-cell table:style-name="ce4" table:formula="oooc:=[.A13]+1" office:value-type="float" office:value="12">
            <text:p>12</text:p>
          </table:table-cell>
          <table:table-cell/>
          <table:table-cell office:value-type="string">
            <text:p>id_no_sscd_readers</text:p>
          </table:table-cell>
          <table:table-cell table:style-name="ce13"/>
          <table:table-cell table:style-name="ce16" office:value-type="string">
            <text:p>Non ci sono lettori di Smart Card disponibili.</text:p>
          </table:table-cell>
          <table:table-cell table:number-columns-repeated="1019"/>
        </table:table-row>
        <table:table-row table:style-name="ro10">
          <table:table-cell table:style-name="ce4" table:formula="oooc:=[.A14]+1" office:value-type="float" office:value="13">
            <text:p>13</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0">
          <table:table-cell table:style-name="ce4" table:formula="oooc:=[.A15]+1" office:value-type="float" office:value="14">
            <text:p>14</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0">
          <table:table-cell table:style-name="ce4" table:formula="oooc:=[.A16]+1" office:value-type="float" office:value="15">
            <text:p>15</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1">
          <table:table-cell table:style-name="ce4" table:formula="oooc:=[.A17]+1" office:value-type="float" office:value="16">
            <text:p>16</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2">
          <table:table-cell table:style-name="ce4" table:formula="oooc:=[.A18]+1" office:value-type="float" office:value="17">
            <text:p>17</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0">
          <table:table-cell table:style-name="ce4" table:formula="oooc:=[.A19]+1" office:value-type="float" office:value="18">
            <text:p>18</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0">
          <table:table-cell table:style-name="ce4" table:formula="oooc:=[.A20]+1" office:value-type="float" office:value="19">
            <text:p>19</text:p>
          </table:table-cell>
          <table:table-cell table:style-name="ce9" office:value-type="string">
            <text:p>GlobConstant.SIGNATURESTATE_UNKNOWN</text:p>
          </table:table-cell>
          <table:table-cell office:value-type="string">
            <text:p>id_toolbar_doc_unknown</text:p>
          </table:table-cell>
          <table:table-cell table:style-name="ce13" office:value-type="string">
            <text:p>The document signature status is unknown. The document is loading and signature is being checked.</text:p>
          </table:table-cell>
          <table:table-cell table:style-name="ce16"/>
          <table:table-cell table:number-columns-repeated="1019"/>
        </table:table-row>
        <table:table-row table:style-name="ro12">
          <table:table-cell table:style-name="ce4" table:formula="oooc:=[.A21]+1" office:value-type="float" office:value="20">
            <text:p>20</text:p>
          </table:table-cell>
          <table:table-cell table:style-name="ce9" office:value-type="string">
            <text:p>Credits</text:p>
          </table:table-cell>
          <table:table-cell office:value-type="string">
            <text:p>id_credits</text:p>
          </table:table-cell>
          <table:table-cell table:style-name="ce13" office:value-type="string">
            <text:p>Credits</text:p>
            <text:p>Giuseppe Castagno, developer</text:p>
            <text:p>Roberto Resoli, developer</text:p>
            <text:p/>
          </table:table-cell>
          <table:table-cell table:style-name="ce16" office:value-type="string">
            <text:p>Credits</text:p>
            <text:p>Giuseppe Castagno, developer</text:p>
            <text:p>Roberto Resoli, developer</text:p>
            <text:p/>
          </table:table-cell>
          <table:table-cell table:number-columns-repeated="1019"/>
        </table:table-row>
        <table:table-row table:style-name="ro3">
          <table:table-cell table:style-name="ce4" table:formula="oooc:=[.A22]+1" office:value-type="float" office:value="21">
            <text:p>21</text:p>
          </table:table-cell>
          <table:table-cell table:style-name="ce10" office:value-type="string">
            <text:p>Display license button</text:p>
          </table:table-cell>
          <table:table-cell table:style-name="ce12" office:value-type="string">
            <text:p>id_show_license</text:p>
          </table:table-cell>
          <table:table-cell table:style-name="ce13" office:value-type="string">
            <text:p>Show license</text:p>
          </table:table-cell>
          <table:table-cell table:style-name="ce17" office:value-type="string">
            <text:p>Mostra licenza</text:p>
          </table:table-cell>
          <table:table-cell table:number-columns-repeated="1019"/>
        </table:table-row>
        <table:table-row table:style-name="ro1">
          <table:table-cell table:style-name="ce4" table:formula="oooc:=[.A23]+1" office:value-type="float" office:value="22">
            <text:p>22</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ooc:=[.A24]+1" office:value-type="float" office:value="23">
            <text:p>23</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table:formula="oooc:=[.A25]+1" office:value-type="float" office:value="24">
            <text:p>24</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ooc:=[.A26]+1" office:value-type="float" office:value="25">
            <text:p>25</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ooc:=[.A27]+1" office:value-type="float" office:value="26">
            <text:p>26</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ooc:=[.A28]+1" office:value-type="float" office:value="27">
            <text:p>27</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ooc:=[.A29]+1" office:value-type="float" office:value="28">
            <text:p>28</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ooc:=[.A30]+1" office:value-type="float" office:value="29">
            <text:p>29</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ooc:=[.A31]+1" office:value-type="float" office:value="30">
            <text:p>30</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ooc:=[.A32]+1" office:value-type="float" office:value="31">
            <text:p>31</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ooc:=[.A33]+1" office:value-type="float" office:value="32">
            <text:p>32</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ooc:=[.A34]+1" office:value-type="float" office:value="33">
            <text:p>33</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ooc:=[.A35]+1" office:value-type="float" office:value="34">
            <text:p>34</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ooc:=[.A36]+1" office:value-type="float" office:value="35">
            <text:p>35</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ooc:=[.A37]+1" office:value-type="float" office:value="36">
            <text:p>36</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ooc:=[.A38]+1" office:value-type="float" office:value="37">
            <text:p>37</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ooc:=[.A39]+1" office:value-type="float" office:value="38">
            <text:p>38</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ooc:=[.A40]+1" office:value-type="float" office:value="39">
            <text:p>39</text:p>
          </table:table-cell>
          <table:table-cell table:style-name="ce11" office:value-type="string">
            <text:p>start from here, state of the signature on doc. Descriptive string</text:p>
          </table:table-cell>
          <table:table-cell table:style-name="ce11" office:value-type="string">
            <text:p>err_txt_sig_ok</text:p>
          </table:table-cell>
          <table:table-cell table:style-name="ce14" office:value-type="string">
            <text:p>rValid signature</text:p>
          </table:table-cell>
          <table:table-cell table:style-name="ce14" office:value-type="string">
            <text:p>rFirma valida</text:p>
          </table:table-cell>
          <table:table-cell table:style-name="ce14"/>
          <table:table-cell table:style-name="ce11" table:number-columns-repeated="1018"/>
        </table:table-row>
        <table:table-row table:style-name="ro1">
          <table:table-cell table:style-name="ce4" table:formula="oooc:=[.A41]+1" office:value-type="float" office:value="40">
            <text:p>40</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ooc:=[.A42]+1" office:value-type="float" office:value="41">
            <text:p>41</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ooc:=[.A43]+1" office:value-type="float" office:value="42">
            <text:p>42</text:p>
          </table:table-cell>
          <table:table-cell table:style-name="ce11" office:value-type="string">
            <text:p>Certificate state descriptive strings</text:p>
          </table:table-cell>
          <table:table-cell table:style-name="ce11" office:value-type="string">
            <text:p>err_txt_cert_ok</text:p>
          </table:table-cell>
          <table:table-cell table:style-name="ce14" office:value-type="string">
            <text:p>rCertificate valid</text:p>
          </table:table-cell>
          <table:table-cell table:style-name="ce14" office:value-type="string">
            <text:p>rCertificato valido</text:p>
          </table:table-cell>
          <table:table-cell table:style-name="ce14"/>
          <table:table-cell table:style-name="ce11" table:number-columns-repeated="1018"/>
        </table:table-row>
        <table:table-row table:style-name="ro1">
          <table:table-cell table:style-name="ce4" table:formula="oooc:=[.A44]+1" office:value-type="float" office:value="43">
            <text:p>43</text:p>
          </table:table-cell>
          <table:table-cell/>
          <table:table-cell office:value-type="string">
            <text:p>err_txt_cert_exp</text:p>
          </table:table-cell>
          <table:table-cell office:value-type="string">
            <text:p>eCertificate expired</text:p>
          </table:table-cell>
          <table:table-cell table:style-name="ce18" office:value-type="string">
            <text:p>eCertificato scaduto</text:p>
          </table:table-cell>
          <table:table-cell table:number-columns-repeated="1019"/>
        </table:table-row>
        <table:table-row table:style-name="ro1">
          <table:table-cell table:style-name="ce4" table:formula="oooc:=[.A45]+1" office:value-type="float" office:value="44">
            <text:p>44</text:p>
          </table:table-cell>
          <table:table-cell/>
          <table:table-cell office:value-type="string">
            <text:p>err_txt_cert_rev</text:p>
          </table:table-cell>
          <table:table-cell office:value-type="string">
            <text:p>eCertificate revoked</text:p>
          </table:table-cell>
          <table:table-cell table:style-name="ce19" office:value-type="string">
            <text:p>eCertificato revocato</text:p>
          </table:table-cell>
          <table:table-cell table:number-columns-repeated="1019"/>
        </table:table-row>
        <table:table-row table:style-name="ro1">
          <table:table-cell table:style-name="ce4" table:formula="oooc:=[.A46]+1" office:value-type="float" office:value="45">
            <text:p>45</text:p>
          </table:table-cell>
          <table:table-cell/>
          <table:table-cell office:value-type="string">
            <text:p>err_txt_cert_noact</text:p>
          </table:table-cell>
          <table:table-cell office:value-type="string">
            <text:p>eCertificate not yet active</text:p>
          </table:table-cell>
          <table:table-cell table:style-name="ce19" office:value-type="string">
            <text:p>eCertificato non attivo</text:p>
          </table:table-cell>
          <table:table-cell table:number-columns-repeated="1019"/>
        </table:table-row>
        <table:table-row table:style-name="ro1">
          <table:table-cell table:style-name="ce4" table:formula="oooc:=[.A47]+1" office:value-type="float" office:value="46">
            <text:p>46</text:p>
          </table:table-cell>
          <table:table-cell/>
          <table:table-cell office:value-type="string">
            <text:p>err_txt_cert_suspen</text:p>
          </table:table-cell>
          <table:table-cell office:value-type="string">
            <text:p>eCertificate suspended</text:p>
          </table:table-cell>
          <table:table-cell table:style-name="ce19" office:value-type="string">
            <text:p>eCertificato sospeso</text:p>
          </table:table-cell>
          <table:table-cell table:number-columns-repeated="1019"/>
        </table:table-row>
        <table:table-row table:style-name="ro1">
          <table:table-cell table:style-name="ce4" table:formula="oooc:=[.A48]+1" office:value-type="float" office:value="47">
            <text:p>47</text:p>
          </table:table-cell>
          <table:table-cell/>
          <table:table-cell office:value-type="string">
            <text:p>err_txt_cert_noconf</text:p>
          </table:table-cell>
          <table:table-cell office:value-type="string">
            <text:p>eCertificate non consistent (see 'Report')</text:p>
          </table:table-cell>
          <table:table-cell table:style-name="ce19" office:value-type="string">
            <text:p>eCertificato non conforme (vedere 'Rapporto')</text:p>
          </table:table-cell>
          <table:table-cell table:number-columns-repeated="1019"/>
        </table:table-row>
        <table:table-row table:style-name="ro1">
          <table:table-cell table:style-name="ce4" table:formula="oooc:=[.A49]+1" office:value-type="float" office:value="48">
            <text:p>48</text:p>
          </table:table-cell>
          <table:table-cell/>
          <table:table-cell office:value-type="string">
            <text:p>err_txt_cert_nover</text:p>
          </table:table-cell>
          <table:table-cell office:value-type="string">
            <text:p>eCertificate not verifiable</text:p>
          </table:table-cell>
          <table:table-cell table:style-name="ce19" office:value-type="string">
            <text:p>eCertificato non verificabile</text:p>
          </table:table-cell>
          <table:table-cell table:number-columns-repeated="1019"/>
        </table:table-row>
        <table:table-row table:style-name="ro1">
          <table:table-cell table:style-name="ce4" table:formula="oooc:=[.A50]+1" office:value-type="float" office:value="49">
            <text:p>49</text:p>
          </table:table-cell>
          <table:table-cell/>
          <table:table-cell office:value-type="string">
            <text:p>err_txt_cert_no_read</text:p>
          </table:table-cell>
          <table:table-cell office:value-type="string">
            <text:p>eUnreadable certificate</text:p>
          </table:table-cell>
          <table:table-cell table:style-name="ce19" office:value-type="string">
            <text:p>eCertificato illeggibile</text:p>
          </table:table-cell>
          <table:table-cell table:number-columns-repeated="1019"/>
        </table:table-row>
        <table:table-row table:style-name="ro1">
          <table:table-cell table:style-name="ce4" table:formula="oooc:=[.A51]+1" office:value-type="float" office:value="50">
            <text:p>50</text:p>
          </table:table-cell>
          <table:table-cell/>
          <table:table-cell office:value-type="string">
            <text:p>err_txt_cert_ko_core</text:p>
          </table:table-cell>
          <table:table-cell office:value-type="string">
            <text:p>eUnreadable core certificate elements</text:p>
          </table:table-cell>
          <table:table-cell table:style-name="ce19" office:value-type="string">
            <text:p>eElementi base del certificato non validi</text:p>
          </table:table-cell>
          <table:table-cell table:number-columns-repeated="1019"/>
        </table:table-row>
        <table:table-row table:style-name="ro1">
          <table:table-cell table:style-name="ce4" table:formula="oooc:=[.A52]+1" office:value-type="float" office:value="51">
            <text:p>51</text:p>
          </table:table-cell>
          <table:table-cell/>
          <table:table-cell office:value-type="string">
            <text:p>err_txt_cert_ko_extension</text:p>
          </table:table-cell>
          <table:table-cell office:value-type="string">
            <text:p>eCertificate extension faulty</text:p>
          </table:table-cell>
          <table:table-cell table:style-name="ce19" office:value-type="string">
            <text:p>eEstensione del certificato errata</text:p>
          </table:table-cell>
          <table:table-cell table:number-columns-repeated="1019"/>
        </table:table-row>
        <table:table-row table:style-name="ro1">
          <table:table-cell table:style-name="ce4" table:formula="oooc:=[.A53]+1" office:value-type="float" office:value="52">
            <text:p>52</text:p>
          </table:table-cell>
          <table:table-cell/>
          <table:table-cell office:value-type="string">
            <text:p>err_txt_cert_miss_ext</text:p>
          </table:table-cell>
          <table:table-cell office:value-type="string">
            <text:p>eMissing certificate extension</text:p>
          </table:table-cell>
          <table:table-cell table:style-name="ce19" office:value-type="string">
            <text:p>eAl certificato manca un'estensione</text:p>
          </table:table-cell>
          <table:table-cell table:number-columns-repeated="1019"/>
        </table:table-row>
        <table:table-row table:style-name="ro1">
          <table:table-cell table:style-name="ce4" table:formula="oooc:=[.A54]+1" office:value-type="float" office:value="53">
            <text:p>53</text:p>
          </table:table-cell>
          <table:table-cell/>
          <table:table-cell office:value-type="string">
            <text:p>err_txt_cert_noyver</text:p>
          </table:table-cell>
          <table:table-cell office:value-type="string">
            <text:p>eCertificate not yet verified</text:p>
          </table:table-cell>
          <table:table-cell table:style-name="ce19" office:value-type="string">
            <text:p>eCertificato non ancora verificato</text:p>
          </table:table-cell>
          <table:table-cell table:number-columns-repeated="1019"/>
        </table:table-row>
        <table:table-row table:style-name="ro1">
          <table:table-cell table:style-name="ce4" table:formula="oooc:=[.A55]+1" office:value-type="float" office:value="54">
            <text:p>54</text:p>
          </table:table-cell>
          <table:table-cell table:style-name="ce11" office:value-type="string">
            <text:p>document state</text:p>
          </table:table-cell>
          <table:table-cell table:style-name="ce11" office:value-type="string">
            <text:p>err_txt_docu_ok</text:p>
          </table:table-cell>
          <table:table-cell table:style-name="ce14"/>
          <table:table-cell table:style-name="ce11" office:value-type="string">
            <text:p>rIl documento non è modificato </text:p>
          </table:table-cell>
          <table:table-cell table:style-name="ce14"/>
          <table:table-cell table:style-name="ce11" table:number-columns-repeated="1018"/>
        </table:table-row>
        <table:table-row table:style-name="ro1">
          <table:table-cell table:style-name="ce4" table:formula="oooc:=[.A56]+1" office:value-type="float" office:value="55">
            <text:p>55</text:p>
          </table:table-cell>
          <table:table-cell/>
          <table:table-cell office:value-type="string">
            <text:p>err_txt_docu_mod</text:p>
          </table:table-cell>
          <table:table-cell/>
          <table:table-cell table:style-name="ce19" office:value-type="string">
            <text:p>eIl documento è modificato (vedere 'Rapporto')</text:p>
          </table:table-cell>
          <table:table-cell table:number-columns-repeated="1019"/>
        </table:table-row>
        <table:table-row table:style-name="ro1">
          <table:table-cell table:style-name="ce4" table:formula="oooc:=[.A57]+1" office:value-type="float" office:value="56">
            <text:p>56</text:p>
          </table:table-cell>
          <table:table-cell/>
          <table:table-cell office:value-type="string">
            <text:p>err_txt_docu_nover</text:p>
          </table:table-cell>
          <table:table-cell office:value-type="string">
            <text:p>wDocument not controlled</text:p>
          </table:table-cell>
          <table:table-cell table:style-name="ce18" office:value-type="string">
            <text:p>wDocumento non controllato (opzioni, usate 'Verifica')</text:p>
          </table:table-cell>
          <table:table-cell table:number-columns-repeated="1019"/>
        </table:table-row>
        <table:table-row table:style-name="ro1">
          <table:table-cell table:style-name="ce4" table:formula="oooc:=[.A58]+1" office:value-type="float" office:value="57">
            <text:p>57</text:p>
          </table:table-cell>
          <table:table-cell table:style-name="ce11"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18" office:value-type="string">
            <text:p>eLo stato di revoca non è ancora stato verificato</text:p>
          </table:table-cell>
          <table:table-cell table:style-name="ce14"/>
          <table:table-cell table:style-name="ce11" table:number-columns-repeated="1018"/>
        </table:table-row>
        <table:table-row table:style-name="ro1">
          <table:table-cell table:style-name="ce4" table:formula="oooc:=[.A59]+1" office:value-type="float" office:value="58">
            <text:p>58</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18" office:value-type="string">
            <text:p>rLo stato di revoca è stato verificato</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revocation_control_not_enabled</text:p>
          </table:table-cell>
          <table:table-cell office:value-type="string">
            <text:p>wThe certificate revocation state control is not enabled</text:p>
          </table:table-cell>
          <table:table-cell table:style-name="ce19" office:value-type="string">
            <text:p>wIl controllo dello stato di revoca non è abilitato</text:p>
          </table:table-cell>
          <table:table-cell table:number-columns-repeated="1019"/>
        </table:table-row>
        <table:table-row table:style-name="ro1">
          <table:table-cell table:style-name="ce4" table:formula="oooc:=[.A59]+1" office:value-type="float" office:value="58">
            <text:p>58</text:p>
          </table:table-cell>
          <table:table-cell/>
          <table:table-cell office:value-type="string">
            <text:p>crl_cannot_be_accessed</text:p>
          </table:table-cell>
          <table:table-cell table:style-name="Default" office:value-type="string">
            <text:p>eCRL cannot be accessed/verified (CA state ?)</text:p>
          </table:table-cell>
          <table:table-cell table:style-name="ce19" office:value-type="string">
            <text:p>eLa CRL non è accessibile/verificabile (stato CA?)</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crl_cannot_be_verified</text:p>
          </table:table-cell>
          <table:table-cell office:value-type="string">
            <text:p>eCRL cannot be verified</text:p>
          </table:table-cell>
          <table:table-cell table:style-name="ce19" office:value-type="string">
            <text:p>eNon è possibile verificare la CRL</text:p>
          </table:table-cell>
          <table:table-cell table:number-columns-repeated="1019"/>
        </table:table-row>
        <table:table-row table:style-name="ro1">
          <table:table-cell table:style-name="ce4" table:formula="oooc:=[.A61]+1" office:value-type="float" office:value="60">
            <text:p>60</text:p>
          </table:table-cell>
          <table:table-cell/>
          <table:table-cell office:value-type="string">
            <text:p>ocsp_cannot_be_accessed</text:p>
          </table:table-cell>
          <table:table-cell table:style-name="ce15" office:value-type="string">
            <text:p>eOCSP server cannot be accessed</text:p>
          </table:table-cell>
          <table:table-cell table:style-name="ce19" office:value-type="string">
            <text:p>eIl server OCSP non è accessibile</text:p>
          </table:table-cell>
          <table:table-cell table:number-columns-repeated="1019"/>
        </table:table-row>
        <table:table-row table:style-name="ro1">
          <table:table-cell table:style-name="ce4" table:formula="oooc:=[.A62]+1" office:value-type="float" office:value="59">
            <text:p>59</text:p>
          </table:table-cell>
          <table:table-cell/>
          <table:table-cell office:value-type="string">
            <text:p>inet_access_not_enabled</text:p>
          </table:table-cell>
          <table:table-cell table:style-name="Default" office:value-type="string">
            <text:p>wInternet access is not enabled</text:p>
          </table:table-cell>
          <table:table-cell table:style-name="ce19" office:value-type="string">
            <text:p>wL'accesso a Internet non è abilitato</text:p>
          </table:table-cell>
          <table:table-cell table:number-columns-repeated="1019"/>
        </table:table-row>
        <table:table-row table:style-name="ro1">
          <table:table-cell table:style-name="ce4" table:formula="oooc:=[.A65]+1" office:value-type="float" office:value="60">
            <text:p>60</text:p>
          </table:table-cell>
          <table:table-cell/>
          <table:table-cell office:value-type="string">
            <text:p>inet_access_error</text:p>
          </table:table-cell>
          <table:table-cell table:style-name="Default" office:value-type="string">
            <text:p>eInternet cannot be accessed (error).</text:p>
          </table:table-cell>
          <table:table-cell table:style-name="ce19" office:value-type="string">
            <text:p>eNon è possibile accedere a Internet</text:p>
          </table:table-cell>
          <table:table-cell table:number-columns-repeated="1019"/>
        </table:table-row>
        <table:table-row table:style-name="ro1">
          <table:table-cell table:style-name="ce4" table:formula="oooc:=[.A66]+1" office:value-type="float" office:value="61">
            <text:p>61</text:p>
          </table:table-cell>
          <table:table-cell table:style-name="ce11" office:value-type="string">
            <text:p>The intermediate titles</text:p>
          </table:table-cell>
          <table:table-cell table:style-name="ce11" office:value-type="string">
            <text:p>cert_title_issuer</text:p>
          </table:table-cell>
          <table:table-cell table:style-name="ce14" office:value-type="string">
            <text:p>iIssued by:</text:p>
          </table:table-cell>
          <table:table-cell table:style-name="ce14" office:value-type="string">
            <text:p>iRilasciato da:</text:p>
          </table:table-cell>
          <table:table-cell table:style-name="ce14"/>
          <table:table-cell table:style-name="ce11" table:number-columns-repeated="1018"/>
        </table:table-row>
        <table:table-row table:style-name="ro1">
          <table:table-cell table:style-name="ce4" table:formula="oooc:=[.A67]+1" office:value-type="float" office:value="62">
            <text:p>62</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ooc:=[.A68]+1" office:value-type="float" office:value="63">
            <text:p>63</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ooc:=[.A69]+1" office:value-type="float" office:value="64">
            <text:p>64</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ooc:=[.A70]+1" office:value-type="float" office:value="65">
            <text:p>65</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ooc:=[.A71]+1" office:value-type="float" office:value="66">
            <text:p>66</text:p>
          </table:table-cell>
          <table:table-cell table:style-name="ce11" office:value-type="string">
            <text:p>Time stamping types</text:p>
          </table:table-cell>
          <table:table-cell table:style-name="ce11" office:value-type="string">
            <text:p>sign_txt_l1_temp_cert</text:p>
          </table:table-cell>
          <table:table-cell table:style-name="ce14"/>
          <table:table-cell table:style-name="ce11" office:value-type="string">
            <text:p>rL'ora è stata acquisita da un server di</text:p>
          </table:table-cell>
          <table:table-cell table:style-name="ce14"/>
          <table:table-cell table:style-name="ce11" table:number-columns-repeated="1018"/>
        </table:table-row>
        <table:table-row table:style-name="ro1">
          <table:table-cell table:style-name="ce4" table:formula="oooc:=[.A72]+1" office:value-type="float" office:value="67">
            <text:p>67</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ooc:=[.A73]+1" office:value-type="float" office:value="68">
            <text:p>68</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ooc:=[.A74]+1" office:value-type="float" office:value="69">
            <text:p>69</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ooc:=[.A75]+1" office:value-type="float" office:value="70">
            <text:p>70</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ooc:=[.A76]+1" office:value-type="float" office:value="71">
            <text:p>71</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ooc:=[.A77]+1" office:value-type="float" office:value="72">
            <text:p>72</text:p>
          </table:table-cell>
          <table:table-cell table:style-name="ce11"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1" office:value-type="string">
            <text:p>eCA ancora da controllare</text:p>
          </table:table-cell>
          <table:table-cell table:style-name="ce14"/>
          <table:table-cell table:style-name="ce11" table:number-columns-repeated="1018"/>
        </table:table-row>
        <table:table-row table:style-name="ro1">
          <table:table-cell table:style-name="ce4" table:formula="oooc:=[.A78]+1" office:value-type="float" office:value="73">
            <text:p>73</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19" office:value-type="string">
            <text:p>eLo stato della CA non è verificabile</text:p>
          </table:table-cell>
          <table:table-cell table:number-columns-repeated="1019"/>
        </table:table-row>
        <table:table-row table:style-name="ro1">
          <table:table-cell table:style-name="ce4" table:formula="oooc:=[.A79]+1" office:value-type="float" office:value="74">
            <text:p>74</text:p>
          </table:table-cell>
          <table:table-cell/>
          <table:table-cell office:value-type="string">
            <text:p>ca_not_trusted</text:p>
          </table:table-cell>
          <table:table-cell table:style-name="Default" office:value-type="string">
            <text:p>eCertification Authority not trusted.</text:p>
          </table:table-cell>
          <table:table-cell table:style-name="ce19" office:value-type="string">
            <text:p>eCA NON accreditata</text:p>
          </table:table-cell>
          <table:table-cell table:number-columns-repeated="1019"/>
        </table:table-row>
        <table:table-row table:style-name="ro1">
          <table:table-cell table:style-name="ce4" table:formula="oooc:=[.A80]+1" office:value-type="float" office:value="75">
            <text:p>75</text:p>
          </table:table-cell>
          <table:table-cell/>
          <table:table-cell office:value-type="string">
            <text:p>ca_trusted</text:p>
          </table:table-cell>
          <table:table-cell table:style-name="Default" office:value-type="string">
            <text:p>rCertification Authority trusted.</text:p>
          </table:table-cell>
          <table:table-cell table:style-name="ce19" office:value-type="string">
            <text:p>rCA accreditata</text:p>
          </table:table-cell>
          <table:table-cell table:number-columns-repeated="1019"/>
        </table:table-row>
        <table:table-row table:style-name="ro1">
          <table:table-cell table:style-name="ce4" table:formula="oooc:=[.A81]+1" office:value-type="float" office:value="76">
            <text:p>76</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19" office:value-type="string">
            <text:p>eCA accreditata, ma con problemi (vedi certificato CA)</text:p>
          </table:table-cell>
          <table:table-cell table:number-columns-repeated="1019"/>
        </table:table-row>
        <table:table-row table:style-name="ro1">
          <table:table-cell table:style-name="ce4" table:formula="oooc:=[.A82]+1" office:value-type="float" office:value="77">
            <text:p>77</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19" office:value-type="string">
            <text:p>wL'impronta del DB CA non è stata verificata</text:p>
          </table:table-cell>
          <table:table-cell table:number-columns-repeated="1019"/>
        </table:table-row>
        <table:table-row table:style-name="ro1">
          <table:table-cell table:style-name="ce4" table:formula="oooc:=[.A83]+1" office:value-type="float" office:value="78">
            <text:p>78</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19" office:value-type="string">
            <text:p>eCertificato CA non conforme (vedi certificato CA)</text:p>
          </table:table-cell>
          <table:table-cell table:number-columns-repeated="1019"/>
        </table:table-row>
        <table:table-row table:style-name="ro1">
          <table:table-cell table:style-name="ce4" table:formula="oooc:=[.A84]+1" office:value-type="float" office:value="79">
            <text:p>79</text:p>
          </table:table-cell>
          <table:table-cell/>
          <table:table-cell office:value-type="string">
            <text:p>ca_list_db_missing</text:p>
          </table:table-cell>
          <table:table-cell table:style-name="Default" office:value-type="string">
            <text:p>eThe root certificate database is missing</text:p>
          </table:table-cell>
          <table:table-cell table:style-name="ce19" office:value-type="string">
            <text:p>eIl data base CA manca.</text:p>
          </table:table-cell>
          <table:table-cell table:number-columns-repeated="1019"/>
        </table:table-row>
        <table:table-row table:style-name="ro1">
          <table:table-cell table:style-name="ce4" table:formula="oooc:=[.A85]+1" office:value-type="float" office:value="80">
            <text:p>80</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ooc:=[.A85]+1" office:value-type="float" office:value="80">
            <text:p>80</text:p>
          </table:table-cell>
          <table:table-cell office:value-type="string">
            <text:p>Document signature state</text:p>
          </table:table-cell>
          <table:table-cell office:value-type="string">
            <text:p>err_txt_sign_ok</text:p>
          </table:table-cell>
          <table:table-cell/>
          <table:table-cell table:style-name="ce19" office:value-type="string">
            <text:p>rFirma valida</text:p>
          </table:table-cell>
          <table:table-cell table:number-columns-repeated="1019"/>
        </table:table-row>
        <table:table-row table:style-name="ro1">
          <table:table-cell table:style-name="ce4" table:formula="oooc:=[.A87]+1" office:value-type="float" office:value="81">
            <text:p>81</text:p>
          </table:table-cell>
          <table:table-cell/>
          <table:table-cell office:value-type="string">
            <text:p>err_txt_sign_not_val</text:p>
          </table:table-cell>
          <table:table-cell/>
          <table:table-cell table:style-name="ce19" office:value-type="string">
            <text:p>eFirma NON valida</text:p>
          </table:table-cell>
          <table:table-cell table:number-columns-repeated="1019"/>
        </table:table-row>
        <table:table-row table:style-name="ro1">
          <table:table-cell table:style-name="ce4" table:formula="oooc:=[.A88]+1" office:value-type="float" office:value="82">
            <text:p>82</text:p>
          </table:table-cell>
          <table:table-cell/>
          <table:table-cell office:value-type="string">
            <text:p>err_txt_sign_to_ver</text:p>
          </table:table-cell>
          <table:table-cell/>
          <table:table-cell table:style-name="ce19" office:value-type="string">
            <text:p>wFirma da verificare (usate 'Verifica')</text:p>
          </table:table-cell>
          <table:table-cell table:number-columns-repeated="1019"/>
        </table:table-row>
        <table:table-row table:style-name="ro1">
          <table:table-cell table:style-name="ce4" table:formula="oooc:=[.A89]+1" office:value-type="float" office:value="83">
            <text:p>83</text:p>
          </table:table-cell>
          <table:table-cell/>
          <table:table-cell office:value-type="string">
            <text:p>err_txt_docum_ok</text:p>
          </table:table-cell>
          <table:table-cell/>
          <table:table-cell table:style-name="ce19" office:value-type="string">
            <text:p>rIl documento non è modificato</text:p>
          </table:table-cell>
          <table:table-cell table:number-columns-repeated="1019"/>
        </table:table-row>
        <table:table-row table:style-name="ro1">
          <table:table-cell table:style-name="ce4" table:formula="oooc:=[.A90]+1" office:value-type="float" office:value="84">
            <text:p>84</text:p>
          </table:table-cell>
          <table:table-cell/>
          <table:table-cell office:value-type="string">
            <text:p>err_txt_docum_mod</text:p>
          </table:table-cell>
          <table:table-cell/>
          <table:table-cell table:style-name="ce19" office:value-type="string">
            <text:p>eIl documento è modificato (usate 'Rapporto')</text:p>
          </table:table-cell>
          <table:table-cell table:number-columns-repeated="1019"/>
        </table:table-row>
        <table:table-row table:style-name="ro1">
          <table:table-cell table:style-name="ce4" table:formula="oooc:=[.A91]+1" office:value-type="float" office:value="85">
            <text:p>85</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ooc:=[.A92]+1" office:value-type="float" office:value="86">
            <text:p>86</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ooc:=[.A93]+1" office:value-type="float" office:value="87">
            <text:p>87</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ooc:=[.A94]+1" office:value-type="float" office:value="88">
            <text:p>88</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ooc:=[.A95]+1" office:value-type="float" office:value="89">
            <text:p>89</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ooc:=[.A96]+1" office:value-type="float" office:value="90">
            <text:p>90</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3">
          <table:table-cell table:style-name="ce4" table:formula="oooc:=[.A97]+1" office:value-type="float" office:value="91">
            <text:p>91</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4">
          <table:table-cell table:style-name="ce4" table:formula="oooc:=[.A98]+1" office:value-type="float" office:value="92">
            <text:p>92</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table:style-name="ce4" table:formula="oooc:=[.A99]+1" office:value-type="float" office:value="93">
            <text:p>93</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table:style-name="ce4" table:formula="oooc:=[.A100]+1" office:value-type="float" office:value="94">
            <text:p>94</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table:style-name="ce4" table:formula="oooc:=[.A101]+1" office:value-type="float" office:value="95">
            <text:p>95</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table:style-name="ce4" table:formula="oooc:=[.A102]+1" office:value-type="float" office:value="96">
            <text:p>96</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5">
          <table:table-cell table:style-name="ce4" table:formula="oooc:=[.A103]+1" office:value-type="float" office:value="97">
            <text:p>97</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6">
          <table:table-cell table:style-name="ce4" table:formula="oooc:=[.A104]+1" office:value-type="float" office:value="98">
            <text:p>98</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ooc:=[.A105]+1" office:value-type="float" office:value="99">
            <text:p>99</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ooc:=[.A106]+1" office:value-type="float" office:value="100">
            <text:p>100</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ooc:=[.A107]+1" office:value-type="float" office:value="101">
            <text:p>101</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ooc:=[.A108]+1" office:value-type="float" office:value="102">
            <text:p>102</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ooc:=[.A109]+1" office:value-type="float" office:value="103">
            <text:p>103</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ooc:=[.A110]+1" office:value-type="float" office:value="104">
            <text:p>104</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ooc:=[.A111]+1" office:value-type="float" office:value="105">
            <text:p>105</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ooc:=[.A112]+1" office:value-type="float" office:value="106">
            <text:p>106</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ooc:=[.A113]+1" office:value-type="float" office:value="107">
            <text:p>107</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ooc:=[.A114]+1" office:value-type="float" office:value="108">
            <text:p>108</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ooc:=[.A115]+1" office:value-type="float" office:value="109">
            <text:p>109</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ooc:=[.A116]+1" office:value-type="float" office:value="110">
            <text:p>110</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ooc:=[.A117]+1" office:value-type="float" office:value="111">
            <text:p>111</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ooc:=[.A118]+1" office:value-type="float" office:value="112">
            <text:p>112</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ooc:=[.A119]+1" office:value-type="float" office:value="113">
            <text:p>113</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ooc:=[.A120]+1" office:value-type="float" office:value="114">
            <text:p>114</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ooc:=[.A121]+1" office:value-type="float" office:value="115">
            <text:p>115</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ooc:=[.A122]+1" office:value-type="float" office:value="116">
            <text:p>116</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ooc:=[.A123]+1" office:value-type="float" office:value="117">
            <text:p>117</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ooc:=[.A124]+1" office:value-type="float" office:value="118">
            <text:p>118</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ooc:=[.A125]+1" office:value-type="float" office:value="119">
            <text:p>119</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ooc:=[.A126]+1" office:value-type="float" office:value="120">
            <text:p>120</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ooc:=[.A127]+1" office:value-type="float" office:value="121">
            <text:p>121</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ooc:=[.A128]+1" office:value-type="float" office:value="122">
            <text:p>122</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ooc:=[.A129]+1" office:value-type="float" office:value="123">
            <text:p>123</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ooc:=[.A130]+1" office:value-type="float" office:value="124">
            <text:p>124</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ooc:=[.A131]+1" office:value-type="float" office:value="125">
            <text:p>125</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ooc:=[.A132]+1" office:value-type="float" office:value="126">
            <text:p>126</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ooc:=[.A133]+1" office:value-type="float" office:value="127">
            <text:p>127</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ooc:=[.A134]+1" office:value-type="float" office:value="128">
            <text:p>128</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ooc:=[.A135]+1" office:value-type="float" office:value="129">
            <text:p>129</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ooc:=[.A136]+1" office:value-type="float" office:value="130">
            <text:p>130</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ooc:=[.A137]+1" office:value-type="float" office:value="131">
            <text:p>131</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ooc:=[.A138]+1" office:value-type="float" office:value="132">
            <text:p>132</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ooc:=[.A139]+1" office:value-type="float" office:value="133">
            <text:p>133</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ooc:=[.A140]+1" office:value-type="float" office:value="134">
            <text:p>134</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ooc:=[.A141]+1" office:value-type="float" office:value="135">
            <text:p>135</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ooc:=[.A142]+1" office:value-type="float" office:value="136">
            <text:p>136</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ooc:=[.A143]+1" office:value-type="float" office:value="137">
            <text:p>137</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ooc:=[.A144]+1" office:value-type="float" office:value="138">
            <text:p>138</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ooc:=[.A145]+1" office:value-type="float" office:value="139">
            <text:p>139</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ooc:=[.A146]+1" office:value-type="float" office:value="140">
            <text:p>140</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table:style-name="ce4" table:formula="oooc:=[.A147]+1" office:value-type="float" office:value="141">
            <text:p>141</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ooc:=[.A148]+1" office:value-type="float" office:value="142">
            <text:p>142</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ooc:=[.A149]+1" office:value-type="float" office:value="143">
            <text:p>143</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7">
          <table:table-cell table:style-name="ce4" table:formula="oooc:=[.A150]+1" office:value-type="float" office:value="144">
            <text:p>144</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5"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8">
          <table:table-cell table:style-name="ce4" table:formula="oooc:=[.A151]+1" office:value-type="float" office:value="145">
            <text:p>145</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9">
          <table:table-cell table:style-name="ce4" table:formula="oooc:=[.A152]+1" office:value-type="float" office:value="146">
            <text:p>146</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0">
          <table:table-cell table:style-name="ce4" table:formula="oooc:=[.A153]+1" office:value-type="float" office:value="147">
            <text:p>147</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20/05/2009 il documento contenente il codice e' l'avviso CNIPA 3 Agosto 2007, pubblicato nella G.U. del 21 agosto 2007, n.193:</text:p>
            <text:p>http://gazzette.comune.jesi.an.it/2007/193/4.htm</text:p>
            <text:p/>
            <text:p>IL CODICE CORRISPONDE?</text:p>
            <text:p/>
            <text:p>%1$s</text:p>
            <text:p/>
            <text:p>Impronta del Presidente CNIPA.</text:p>
          </table:table-cell>
          <table:table-cell table:number-columns-repeated="1019"/>
        </table:table-row>
        <table:table-row table:style-name="ro21">
          <table:table-cell table:style-name="ce4" table:formula="oooc:=[.A154]+1" office:value-type="float" office:value="148">
            <text:p>148</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ooc:=[.A155]+1" office:value-type="float" office:value="149">
            <text:p>149</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ooc:=[.A156]+1" office:value-type="float" office:value="150">
            <text:p>150</text:p>
          </table:table-cell>
          <table:table-cell/>
          <table:table-cell office:value-type="string">
            <text:p>id_mex_err_only_num</text:p>
          </table:table-cell>
          <table:table-cell office:value-type="string">
            <text:p>Only number allowed !</text:p>
          </table:table-cell>
          <table:table-cell table:style-name="ce20" office:value-type="string">
            <text:p>Sono permessi solo i caratteri numerici !</text:p>
          </table:table-cell>
          <table:table-cell table:number-columns-repeated="1019"/>
        </table:table-row>
        <table:table-row table:style-name="ro1">
          <table:table-cell table:style-name="ce4" table:formula="oooc:=[.A157]+1" office:value-type="float" office:value="151">
            <text:p>151</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22">
          <table:table-cell table:style-name="ce4" table:formula="oooc:=[.A158]+1" office:value-type="float" office:value="152">
            <text:p>152</text:p>
          </table:table-cell>
          <table:table-cell/>
          <table:table-cell office:value-type="string">
            <text:p>id_mex_pin_token</text:p>
          </table:table-cell>
          <table:table-cell/>
          <table:table-cell office:value-type="string">
            <text:p>Inserite il PIN per il seguente dispositivo (SSCD)</text:p>
            <text:p>Costruttore: %1$s</text:p>
            <text:p>Modello: %2$s</text:p>
            <text:p>Numero di serie: %3$s</text:p>
            <text:p>Massima lunghezza PIN: %4$d caratteri.</text:p>
          </table:table-cell>
          <table:table-cell table:number-columns-repeated="1019"/>
        </table:table-row>
        <table:table-row table:style-name="ro23">
          <table:table-cell table:style-name="ce4" table:formula="oooc:=[.A159]+1" office:value-type="float" office:value="153">
            <text:p>153</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24">
          <table:table-cell table:style-name="ce4" table:formula="oooc:=[.A160]+1" office:value-type="float" office:value="154">
            <text:p>154</text:p>
          </table:table-cell>
          <table:table-cell/>
          <table:table-cell office:value-type="string">
            <text:p>id_mex_sign_no_token</text:p>
          </table:table-cell>
          <table:table-cell/>
          <table:table-cell office:value-type="string">
            <text:p>Ci sono problemi per l'accesso al dispositivo di firma:</text:p>
            <text:p><text:span text:style-name="T2">Costruttore: %1$s</text:span></text:p>
            <text:p><text:span text:style-name="T2">Modello: %2$s</text:span></text:p>
            <text:p><text:span text:style-name="T2">Numero di serie: %3$s</text:span></text:p>
            <text:p/>
            <text:p>Verificate se:</text:p>
            <text:p>- il dispositivo è inserito;</text:p>
            <text:p>- il dispositivo è lo stesso che contiene il certificato</text:p>
            <text:p>selezionato per la firma.</text:p>
            <text:p/>
            <text:p>Errore rilevato:</text:p>
            <text:p>%4$s.</text:p>
            <text:p>Codice: (%5$s).</text:p>
            <text:p/>
            <text:p>Il tasto 'Interrompi' torna alla finestra di selezione certificati.</text:p>
            <text:p>Il tasto 'Riprova' riprova l'accesso per lo stesso certificato.</text:p>
            <text:p>il tasto 'Ignora' ignora questo certificato e passa al prossimo certificato selezionato.</text:p>
          </table:table-cell>
          <table:table-cell table:number-columns-repeated="1019"/>
        </table:table-row>
        <table:table-row table:style-name="ro25">
          <table:table-cell table:style-name="ce4" table:formula="oooc:=[.A161]+1" office:value-type="float" office:value="155">
            <text:p>155</text:p>
          </table:table-cell>
          <table:table-cell/>
          <table:table-cell office:value-type="string">
            <text:p>id_mex_err_pin</text:p>
          </table:table-cell>
          <table:table-cell table:style-name="Default"/>
          <table:table-cell office:value-type="string">
            <text:p>Errore durante l'accesso al dispositivo di firma:</text:p>
            <text:p/>
            <text:p>%1$s.</text:p>
          </table:table-cell>
          <table:table-cell table:number-columns-repeated="1019"/>
        </table:table-row>
        <table:table-row table:style-name="ro26">
          <table:table-cell table:style-name="ce4" table:formula="oooc:=[.A162]+1" office:value-type="float" office:value="156">
            <text:p>156</text:p>
          </table:table-cell>
          <table:table-cell office:value-type="string">
            <text:p>Errors from SSCD (PKCS11 level)</text:p>
          </table:table-cell>
          <table:table-cell office:value-type="string">
            <text:p>CKR_PIN_INCORRECT</text:p>
          </table:table-cell>
          <table:table-cell table:style-name="Default" office:value-type="string">
            <text:p>The specified PIN is incorrect, i.e., does not match</text:p>
            <text:p>the PIN stored on the token.</text:p>
            <text:p>More generally-- when authentication to the token</text:p>
            <text:p>involves something other than a PIN –</text:p>
            <text:p>the attempt to authenticate the user has failed</text:p>
          </table:table-cell>
          <table:table-cell office:value-type="string">
            <text:p>Il PIN è errato.</text:p>
            <text:p>Non corrisponde al PIN presente sul dispositivo</text:p>
            <text:p>di firma</text:p>
          </table:table-cell>
          <table:table-cell table:number-columns-repeated="1019"/>
        </table:table-row>
        <table:table-row table:style-name="ro1">
          <table:table-cell table:style-name="ce4" table:formula="oooc:=[.A163]+1" office:value-type="float" office:value="157">
            <text:p>157</text:p>
          </table:table-cell>
          <table:table-cell/>
          <table:table-cell office:value-type="string">
            <text:p>CKR_TOKEN_NOT_PRESENT</text:p>
          </table:table-cell>
          <table:table-cell table:style-name="Default" office:value-type="string">
            <text:p>The token was not present in its slot.</text:p>
          </table:table-cell>
          <table:table-cell office:value-type="string">
            <text:p>Il dispositivo di firma non è presente</text:p>
          </table:table-cell>
          <table:table-cell table:number-columns-repeated="1019"/>
        </table:table-row>
        <table:table-row table:style-name="ro1">
          <table:table-cell table:style-name="ce4" table:formula="oooc:=[.A164]+1" office:value-type="float" office:value="158">
            <text:p>158</text:p>
          </table:table-cell>
          <table:table-cell/>
          <table:table-cell office:value-type="string">
            <text:p>CKR_PIN_EXPIRED</text:p>
          </table:table-cell>
          <table:table-cell table:style-name="Default" office:value-type="string">
            <text:p>CKR_PIN_EXPIRED</text:p>
          </table:table-cell>
          <table:table-cell office:value-type="string">
            <text:p>CKR_PIN_EXPIRED</text:p>
          </table:table-cell>
          <table:table-cell table:number-columns-repeated="1019"/>
        </table:table-row>
        <table:table-row table:style-name="ro27">
          <table:table-cell table:style-name="ce4" table:formula="oooc:=[.A165]+1" office:value-type="float" office:value="159">
            <text:p>159</text:p>
          </table:table-cell>
          <table:table-cell/>
          <table:table-cell office:value-type="string">
            <text:p>CKR_PIN_LEN_RANGE</text:p>
          </table:table-cell>
          <table:table-cell table:style-name="Default"/>
          <table:table-cell office:value-type="string">
            <text:p>Il numero dei caratteri nel pin è inferiore o superiore al valore permesso.</text:p>
            <text:p>Per dettagli, fate riferimento alla documentazione del fornitore del dispositivo di firma</text:p>
          </table:table-cell>
          <table:table-cell table:number-columns-repeated="1019"/>
        </table:table-row>
        <table:table-row table:style-name="ro14">
          <table:table-cell table:style-name="ce4" table:formula="oooc:=[.A166]+1" office:value-type="float" office:value="160">
            <text:p>160</text:p>
          </table:table-cell>
          <table:table-cell/>
          <table:table-cell office:value-type="string">
            <text:p>CKR_PIN_LOCKED</text:p>
          </table:table-cell>
          <table:table-cell table:style-name="Default" office:value-type="string">
            <text:p>The specified PIN is “locked”, and cannot be used.</text:p>
            <text:p>That is, because some particular number of failed</text:p>
            <text:p>authentication attempts has been reached, the</text:p>
            <text:p>token is unwilling to permit further attempts at</text:p>
            <text:p>authentication. Depending on the token, the</text:p>
            <text:p>specified PIN may or may not remain locked</text:p>
            <text:p>indefinitely</text:p>
          </table:table-cell>
          <table:table-cell office:value-type="string">
            <text:p>Il Pin è bloccato, e non potete usarlo.</text:p>
            <text:p>Probabilmente perché è stato raggiunto il massimo numero di tentativi di accesso senza esito</text:p>
            <text:p>favorevole.</text:p>
            <text:p>Fate riferimento alla documentazione del fonitore</text:p>
            <text:p>del dispositivo di firma per istruzioni su come</text:p>
            <text:p>sbloccare il PIN</text:p>
          </table:table-cell>
          <table:table-cell table:number-columns-repeated="1019"/>
        </table:table-row>
        <table:table-row table:style-name="ro28">
          <table:table-cell table:style-name="ce4" table:formula="oooc:=[.A167]+1" office:value-type="float" office:value="161">
            <text:p>161</text:p>
          </table:table-cell>
          <table:table-cell/>
          <table:table-cell office:value-type="string">
            <text:p>CKR_GENERAL_ERROR</text:p>
          </table:table-cell>
          <table:table-cell table:style-name="Default" office:value-type="string">
            <text:p>Some horrible, unrecoverable error has occurred.</text:p>
            <text:p>In the worst case, it is possible that the function only</text:p>
            <text:p>partially succeeded, and that the computer and/or</text:p>
            <text:p>token is in an inconsistent state</text:p>
          </table:table-cell>
          <table:table-cell table:number-columns-repeated="1020"/>
        </table:table-row>
        <table:table-row table:style-name="ro29">
          <table:table-cell table:style-name="ce4" table:formula="oooc:=[.A168]+1" office:value-type="float" office:value="162">
            <text:p>162</text:p>
          </table:table-cell>
          <table:table-cell office:value-type="string">
            <text:p>This message should be moved to the specific custom implementation</text:p>
          </table:table-cell>
          <table:table-cell office:value-type="string">
            <text:p>id_wrong_format_document</text:p>
          </table:table-cell>
          <table:table-cell table:style-name="Default"/>
          <table:table-cell office:value-type="string">
            <text:p>Tipo di documento non permesso.</text:p>
            <text:p/>
            <text:p>Potete firmare solo i documenti in Open Document Format di %1$s.</text:p>
          </table:table-cell>
          <table:table-cell table:number-columns-repeated="1019"/>
        </table:table-row>
        <table:table-row table:style-name="ro30">
          <table:table-cell table:style-name="ce4" table:formula="oooc:=[.A169]+1" office:value-type="float" office:value="163">
            <text:p>163</text:p>
          </table:table-cell>
          <table:table-cell office:value-type="string">
            <text:p>This message should be moved to the specific custom implementation</text:p>
          </table:table-cell>
          <table:table-cell office:value-type="string">
            <text:p>id_docum_type_not_signable</text:p>
          </table:table-cell>
          <table:table-cell table:style-name="Default"/>
          <table:table-cell office:value-type="string">
            <text:p>Il documento di tipo %1$s non può essere firmato.</text:p>
          </table:table-cell>
          <table:table-cell table:number-columns-repeated="1019"/>
        </table:table-row>
        <table:table-row table:style-name="ro23">
          <table:table-cell table:style-name="ce4" table:formula="oooc:=[.A170]+1" office:value-type="float" office:value="164">
            <text:p>164</text:p>
          </table:table-cell>
          <table:table-cell office:value-type="string">
            <text:p>This message should be moved to the specific custom implementation</text:p>
          </table:table-cell>
          <table:table-cell office:value-type="string">
            <text:p>id_wrong_docum_not_saved</text:p>
          </table:table-cell>
          <table:table-cell/>
          <table:table-cell office:value-type="string">
            <text:p>Dovete salvare il documento prima di poterlo firmare.</text:p>
          </table:table-cell>
          <table:table-cell table:number-columns-repeated="1019"/>
        </table:table-row>
        <table:table-row table:style-name="ro31">
          <table:table-cell table:style-name="ce4" table:formula="oooc:=[.A171]+1" office:value-type="float" office:value="165">
            <text:p>165</text:p>
          </table:table-cell>
          <table:table-cell office:value-type="string">
            <text:p>This message should be moved to the specific custom implementation</text:p>
          </table:table-cell>
          <table:table-cell office:value-type="string">
            <text:p>id_url_linked_graphics</text:p>
          </table:table-cell>
          <table:table-cell/>
          <table:table-cell office:value-type="string">
            <text:p>Alcuni elementi grafici contenuti nel documento sono</text:p>
            <text:p>collegati con l'esterno del documento.</text:p>
            <text:p/>
            <text:p>Potete firmare il documento solo quando tutti gli</text:p>
            <text:p>elementi grafici sono incorporati nel documento</text:p>
            <text:p>stesso.</text:p>
          </table:table-cell>
          <table:table-cell table:number-columns-repeated="1019"/>
        </table:table-row>
        <table:table-row table:style-name="ro1" table:number-rows-repeated="32588">
          <table:table-cell table:style-name="ce4"/>
          <table:table-cell table:number-columns-repeated="1023"/>
        </table:table-row>
        <table:table-row table:style-name="ro3" table:number-rows-repeated="32775">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32">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33">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34">
          <table:table-cell table:style-name="ce22" table:formula="oooc:=[.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34">
          <table:table-cell table:style-name="ce22" table:formula="oooc:=[.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34">
          <table:table-cell table:style-name="ce22" table:formula="oooc:=[.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34">
          <table:table-cell table:style-name="ce22" table:formula="oooc:=[.A7]+1" office:value-type="float" office:value="5">
            <text:p>5</text:p>
          </table:table-cell>
          <table:table-cell table:number-columns-repeated="2"/>
          <table:table-cell table:style-name="ce23" table:number-columns-repeated="3"/>
          <table:table-cell table:number-columns-repeated="1018"/>
        </table:table-row>
        <table:table-row table:style-name="ro34">
          <table:table-cell table:style-name="ce22" table:formula="oooc:=[.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34">
          <table:table-cell table:style-name="ce22" table:formula="oooc:=[.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34">
          <table:table-cell table:style-name="ce22" table:formula="oooc:=[.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34">
          <table:table-cell table:style-name="ce22" table:formula="oooc:=[.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34">
          <table:table-cell table:style-name="ce22" table:formula="oooc:=[.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34">
          <table:table-cell table:style-name="ce22" table:formula="oooc:=[.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34">
          <table:table-cell table:style-name="ce22" table:formula="oooc:=[.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34">
          <table:table-cell table:style-name="ce22" table:formula="oooc:=[.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34">
          <table:table-cell table:style-name="ce22" table:formula="oooc:=[.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34">
          <table:table-cell table:style-name="ce22" table:formula="oooc:=[.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34">
          <table:table-cell table:style-name="ce22" table:formula="oooc:=[.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34">
          <table:table-cell table:style-name="ce22" table:formula="oooc:=[.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34">
          <table:table-cell table:style-name="ce22" table:formula="oooc:=[.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34">
          <table:table-cell table:style-name="ce22" table:formula="oooc:=[.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34">
          <table:table-cell table:style-name="ce22" table:formula="oooc:=[.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4">
          <table:table-cell table:style-name="ce22" table:formula="oooc:=[.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34">
          <table:table-cell table:style-name="ce22" table:formula="oooc:=[.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25]+1" office:value-type="float" office:value="23">
            <text:p>23</text:p>
          </table:table-cell>
          <table:table-cell table:number-columns-repeated="2"/>
          <table:table-cell table:style-name="ce23" table:number-columns-repeated="3"/>
          <table:table-cell table:number-columns-repeated="1018"/>
        </table:table-row>
        <table:table-row table:style-name="ro34">
          <table:table-cell table:style-name="ce22" table:formula="oooc:=[.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34">
          <table:table-cell table:style-name="ce22" table:formula="oooc:=[.A27]+1" office:value-type="float" office:value="25">
            <text:p>25</text:p>
          </table:table-cell>
          <table:table-cell table:number-columns-repeated="2"/>
          <table:table-cell table:style-name="ce23" table:number-columns-repeated="3"/>
          <table:table-cell table:number-columns-repeated="1018"/>
        </table:table-row>
        <table:table-row table:style-name="ro34">
          <table:table-cell table:style-name="ce22" table:formula="oooc:=[.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34">
          <table:table-cell table:style-name="ce22" table:formula="oooc:=[.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34">
          <table:table-cell table:style-name="ce22" table:formula="oooc:=[.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34">
          <table:table-cell table:style-name="ce22" table:formula="oooc:=[.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34">
          <table:table-cell table:style-name="ce22" table:formula="oooc:=[.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34">
          <table:table-cell table:style-name="ce22" table:formula="oooc:=[.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34">
          <table:table-cell table:style-name="ce22" table:formula="oooc:=[.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34">
          <table:table-cell table:style-name="ce22" table:formula="oooc:=[.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34">
          <table:table-cell table:style-name="ce22" table:formula="oooc:=[.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34">
          <table:table-cell table:style-name="ce22" table:formula="oooc:=[.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34">
          <table:table-cell table:style-name="ce22" table:formula="oooc:=[.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34">
          <table:table-cell table:style-name="ce22" table:formula="oooc:=[.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34">
          <table:table-cell table:style-name="ce22" table:formula="oooc:=[.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34">
          <table:table-cell table:style-name="ce22" table:formula="oooc:=[.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34">
          <table:table-cell table:style-name="ce22" table:formula="oooc:=[.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34">
          <table:table-cell table:style-name="ce22" table:formula="oooc:=[.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34">
          <table:table-cell table:style-name="ce22" table:formula="oooc:=[.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34">
          <table:table-cell table:style-name="ce22" table:formula="oooc:=[.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34">
          <table:table-cell table:style-name="ce22" table:formula="oooc:=[.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34">
          <table:table-cell table:style-name="ce22" table:formula="oooc:=[.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34">
          <table:table-cell table:style-name="ce22" table:formula="oooc:=[.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34">
          <table:table-cell table:style-name="ce22" table:formula="oooc:=[.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34">
          <table:table-cell table:style-name="ce22" table:formula="oooc:=[.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34">
          <table:table-cell table:style-name="ce22" table:formula="oooc:=[.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34">
          <table:table-cell table:style-name="ce22" table:formula="oooc:=[.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34">
          <table:table-cell table:style-name="ce22" table:formula="oooc:=[.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34">
          <table:table-cell table:style-name="ce22" table:formula="oooc:=[.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34">
          <table:table-cell table:style-name="ce22" table:formula="oooc:=[.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34">
          <table:table-cell table:style-name="ce22" table:formula="oooc:=[.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34">
          <table:table-cell table:style-name="ce22" table:formula="oooc:=[.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34">
          <table:table-cell table:style-name="ce22" table:formula="oooc:=[.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34">
          <table:table-cell table:style-name="ce22" table:formula="oooc:=[.A59]+1" office:value-type="float" office:value="57">
            <text:p>57</text:p>
          </table:table-cell>
          <table:table-cell table:number-columns-repeated="2"/>
          <table:table-cell table:style-name="ce23" table:number-columns-repeated="3"/>
          <table:table-cell table:number-columns-repeated="1018"/>
        </table:table-row>
        <table:table-row table:style-name="ro34">
          <table:table-cell table:style-name="ce22" table:formula="oooc:=[.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34">
          <table:table-cell table:style-name="ce22" table:formula="oooc:=[.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34">
          <table:table-cell table:style-name="ce22" table:formula="oooc:=[.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34">
          <table:table-cell table:style-name="ce22" table:formula="oooc:=[.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34">
          <table:table-cell table:style-name="ce22" table:formula="oooc:=[.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34">
          <table:table-cell table:style-name="ce22" table:formula="oooc:=[.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34">
          <table:table-cell table:style-name="ce22" table:formula="oooc:=[.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4">
          <table:table-cell table:style-name="ce22" table:formula="oooc:=[.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34">
          <table:table-cell table:style-name="ce22" table:formula="oooc:=[.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34">
          <table:table-cell table:style-name="ce22" table:formula="oooc:=[.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34">
          <table:table-cell table:style-name="ce22" table:formula="oooc:=[.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34">
          <table:table-cell table:style-name="ce22" table:formula="oooc:=[.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34">
          <table:table-cell table:style-name="ce22" table:formula="oooc:=[.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34">
          <table:table-cell table:style-name="ce22" table:formula="oooc:=[.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34">
          <table:table-cell table:style-name="ce22" table:formula="oooc:=[.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34">
          <table:table-cell table:style-name="ce22" table:formula="oooc:=[.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34">
          <table:table-cell table:style-name="ce22" table:formula="oooc:=[.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34">
          <table:table-cell table:style-name="ce22" table:formula="oooc:=[.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34">
          <table:table-cell table:style-name="ce22" table:formula="oooc:=[.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34">
          <table:table-cell table:style-name="ce22" table:formula="oooc:=[.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34">
          <table:table-cell table:style-name="ce22" table:formula="oooc:=[.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34">
          <table:table-cell table:style-name="ce22" table:formula="oooc:=[.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34">
          <table:table-cell table:style-name="ce22" table:formula="oooc:=[.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34">
          <table:table-cell table:style-name="ce22" table:formula="oooc:=[.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34">
          <table:table-cell table:style-name="ce22" table:formula="oooc:=[.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34">
          <table:table-cell table:style-name="ce22" table:formula="oooc:=[.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34">
          <table:table-cell table:style-name="ce22" table:formula="oooc:=[.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34">
          <table:table-cell table:style-name="ce22" table:formula="oooc:=[.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34">
          <table:table-cell table:style-name="ce22" table:formula="oooc:=[.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34">
          <table:table-cell table:style-name="ce22" table:formula="oooc:=[.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34">
          <table:table-cell table:style-name="ce22" table:formula="oooc:=[.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34">
          <table:table-cell table:style-name="ce22" table:formula="oooc:=[.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34">
          <table:table-cell table:style-name="ce22" table:formula="oooc:=[.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34">
          <table:table-cell table:style-name="ce22" table:formula="oooc:=[.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34">
          <table:table-cell table:style-name="ce22" table:formula="oooc:=[.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34">
          <table:table-cell table:style-name="ce22" table:formula="oooc:=[.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34">
          <table:table-cell table:style-name="ce22" table:formula="oooc:=[.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34">
          <table:table-cell table:style-name="ce22" table:formula="oooc:=[.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34">
          <table:table-cell table:style-name="ce22" table:formula="oooc:=[.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34">
          <table:table-cell table:style-name="ce22" table:formula="oooc:=[.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34">
          <table:table-cell table:style-name="ce22" table:formula="oooc:=[.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34">
          <table:table-cell table:style-name="ce22" table:formula="oooc:=[.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34">
          <table:table-cell table:style-name="ce22" table:formula="oooc:=[.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103]+1" office:value-type="float" office:value="101">
            <text:p>101</text:p>
          </table:table-cell>
          <table:table-cell table:number-columns-repeated="2"/>
          <table:table-cell table:style-name="ce23" table:number-columns-repeated="3"/>
          <table:table-cell table:number-columns-repeated="1018"/>
        </table:table-row>
        <table:table-row table:style-name="ro34">
          <table:table-cell table:style-name="ce22" table:formula="oooc:=[.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34">
          <table:table-cell table:style-name="ce22" table:formula="oooc:=[.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34">
          <table:table-cell table:style-name="ce22" table:formula="oooc:=[.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34">
          <table:table-cell table:style-name="ce22" table:formula="oooc:=[.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34">
          <table:table-cell table:style-name="ce22" table:formula="oooc:=[.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34">
          <table:table-cell table:style-name="ce22" table:formula="oooc:=[.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34">
          <table:table-cell table:style-name="ce22" table:formula="oooc:=[.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34">
          <table:table-cell table:style-name="ce22" table:formula="oooc:=[.A111]+1" office:value-type="float" office:value="109">
            <text:p>109</text:p>
          </table:table-cell>
          <table:table-cell table:number-columns-repeated="2"/>
          <table:table-cell table:style-name="ce23" table:number-columns-repeated="3"/>
          <table:table-cell table:number-columns-repeated="1018"/>
        </table:table-row>
        <table:table-row table:style-name="ro34">
          <table:table-cell table:style-name="ce22" table:formula="oooc:=[.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34">
          <table:table-cell table:style-name="ce22" table:formula="oooc:=[.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114]+1" office:value-type="float" office:value="112">
            <text:p>112</text:p>
          </table:table-cell>
          <table:table-cell table:number-columns-repeated="2"/>
          <table:table-cell table:style-name="ce23" table:number-columns-repeated="3"/>
          <table:table-cell table:number-columns-repeated="1018"/>
        </table:table-row>
        <table:table-row table:style-name="ro34">
          <table:table-cell table:style-name="ce22" table:formula="oooc:=[.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34">
          <table:table-cell table:style-name="ce22" table:formula="oooc:=[.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34">
          <table:table-cell table:style-name="ce22" table:formula="oooc:=[.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34">
          <table:table-cell table:style-name="ce22" table:formula="oooc:=[.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34">
          <table:table-cell table:style-name="ce22" table:formula="oooc:=[.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34">
          <table:table-cell table:style-name="ce22" table:formula="oooc:=[.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34">
          <table:table-cell table:style-name="ce22" table:formula="oooc:=[.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34">
          <table:table-cell table:style-name="ce22" table:formula="oooc:=[.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34">
          <table:table-cell table:style-name="ce22" table:formula="oooc:=[.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34">
          <table:table-cell table:style-name="ce22" table:formula="oooc:=[.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34">
          <table:table-cell table:style-name="ce22" table:formula="oooc:=[.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34">
          <table:table-cell table:style-name="ce22" table:formula="oooc:=[.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34">
          <table:table-cell table:style-name="ce22" table:formula="oooc:=[.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34">
          <table:table-cell table:style-name="ce22" table:formula="oooc:=[.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34">
          <table:table-cell table:style-name="ce22" table:formula="oooc:=[.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34">
          <table:table-cell table:style-name="ce22" table:formula="oooc:=[.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34">
          <table:table-cell table:style-name="ce22" table:formula="oooc:=[.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34">
          <table:table-cell table:style-name="ce22" table:formula="oooc:=[.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34">
          <table:table-cell table:style-name="ce22" table:formula="oooc:=[.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34">
          <table:table-cell table:style-name="ce22" table:formula="oooc:=[.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34">
          <table:table-cell table:style-name="ce22" table:formula="oooc:=[.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34">
          <table:table-cell table:style-name="ce22" table:formula="oooc:=[.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34">
          <table:table-cell table:style-name="ce22" table:formula="oooc:=[.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34">
          <table:table-cell table:style-name="ce22" table:formula="oooc:=[.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34">
          <table:table-cell table:style-name="ce22" table:formula="oooc:=[.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34">
          <table:table-cell table:style-name="ce22" table:formula="oooc:=[.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34">
          <table:table-cell table:style-name="ce22" table:formula="oooc:=[.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34">
          <table:table-cell table:style-name="ce22" table:formula="oooc:=[.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34">
          <table:table-cell table:style-name="ce22" table:formula="oooc:=[.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34">
          <table:table-cell table:style-name="ce22" table:formula="oooc:=[.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34">
          <table:table-cell table:style-name="ce22" table:formula="oooc:=[.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34">
          <table:table-cell table:style-name="ce22" table:formula="oooc:=[.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34">
          <table:table-cell table:style-name="ce22" table:formula="oooc:=[.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34">
          <table:table-cell table:style-name="ce22" table:formula="oooc:=[.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34">
          <table:table-cell table:style-name="ce22" table:formula="oooc:=[.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34">
          <table:table-cell table:style-name="ce22" table:formula="oooc:=[.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34">
          <table:table-cell table:style-name="ce22" table:formula="oooc:=[.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34">
          <table:table-cell table:style-name="ce22" table:formula="oooc:=[.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34">
          <table:table-cell table:style-name="ce22" table:formula="oooc:=[.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34">
          <table:table-cell table:style-name="ce22" table:formula="oooc:=[.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34">
          <table:table-cell table:style-name="ce22" table:formula="oooc:=[.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34">
          <table:table-cell table:style-name="ce22" table:formula="oooc:=[.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34">
          <table:table-cell table:style-name="ce22" table:formula="oooc:=[.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34">
          <table:table-cell table:style-name="ce22" table:formula="oooc:=[.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34">
          <table:table-cell table:style-name="ce22" table:formula="oooc:=[.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34">
          <table:table-cell table:style-name="ce22" table:formula="oooc:=[.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34">
          <table:table-cell table:style-name="ce22" table:formula="oooc:=[.A162]+1" office:value-type="float" office:value="160">
            <text:p>160</text:p>
          </table:table-cell>
          <table:table-cell table:number-columns-repeated="2"/>
          <table:table-cell table:style-name="ce23" table:number-columns-repeated="3"/>
          <table:table-cell table:number-columns-repeated="1018"/>
        </table:table-row>
        <table:table-row table:style-name="ro34">
          <table:table-cell table:style-name="ce22" table:formula="oooc:=[.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34">
          <table:table-cell table:style-name="ce22" table:formula="oooc:=[.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34">
          <table:table-cell table:style-name="ce22" table:formula="oooc:=[.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34">
          <table:table-cell table:style-name="ce22" table:formula="oooc:=[.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34">
          <table:table-cell table:style-name="ce22" table:formula="oooc:=[.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34">
          <table:table-cell table:style-name="ce22" table:formula="oooc:=[.A169]+1" office:value-type="float" office:value="167">
            <text:p>167</text:p>
          </table:table-cell>
          <table:table-cell table:number-columns-repeated="2"/>
          <table:table-cell table:style-name="ce23" table:number-columns-repeated="3"/>
          <table:table-cell table:number-columns-repeated="1018"/>
        </table:table-row>
        <table:table-row table:style-name="ro34">
          <table:table-cell table:style-name="ce22" table:formula="oooc:=[.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34">
          <table:table-cell table:style-name="ce22" table:formula="oooc:=[.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34">
          <table:table-cell table:style-name="ce22" table:formula="oooc:=[.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34">
          <table:table-cell table:style-name="ce22" table:formula="oooc:=[.A173]+1" office:value-type="float" office:value="171">
            <text:p>171</text:p>
          </table:table-cell>
          <table:table-cell table:number-columns-repeated="2"/>
          <table:table-cell table:style-name="ce23" table:number-columns-repeated="3"/>
          <table:table-cell table:number-columns-repeated="1018"/>
        </table:table-row>
        <table:table-row table:style-name="ro34">
          <table:table-cell table:style-name="ce22" table:formula="oooc:=[.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34">
          <table:table-cell table:style-name="ce22" table:formula="oooc:=[.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34">
          <table:table-cell table:style-name="ce22" table:formula="oooc:=[.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34">
          <table:table-cell table:style-name="ce22" table:formula="oooc:=[.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34">
          <table:table-cell table:style-name="ce22" table:formula="oooc:=[.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34">
          <table:table-cell table:style-name="ce22" table:formula="oooc:=[.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4">
          <table:table-cell table:style-name="ce22" table:formula="oooc:=[.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34">
          <table:table-cell table:style-name="ce22" table:formula="oooc:=[.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34">
          <table:table-cell table:style-name="ce22" table:formula="oooc:=[.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34">
          <table:table-cell table:style-name="ce22" table:formula="oooc:=[.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34">
          <table:table-cell table:style-name="ce22" table:formula="oooc:=[.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4">
          <table:table-cell table:style-name="ce22" table:formula="oooc:=[.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34">
          <table:table-cell table:style-name="ce22" table:formula="oooc:=[.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34">
          <table:table-cell table:style-name="ce22" table:formula="oooc:=[.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34">
          <table:table-cell table:style-name="ce22" table:formula="oooc:=[.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34">
          <table:table-cell table:style-name="ce22" table:formula="oooc:=[.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34">
          <table:table-cell table:style-name="ce22" table:formula="oooc:=[.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34">
          <table:table-cell table:style-name="ce22" table:formula="oooc:=[.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34">
          <table:table-cell table:style-name="ce22" table:formula="oooc:=[.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34">
          <table:table-cell table:style-name="ce22" table:formula="oooc:=[.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34">
          <table:table-cell table:style-name="ce22" table:formula="oooc:=[.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34">
          <table:table-cell table:style-name="ce22" table:formula="oooc:=[.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34">
          <table:table-cell table:style-name="ce22" table:formula="oooc:=[.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4">
          <table:table-cell table:style-name="ce22" table:formula="oooc:=[.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34">
          <table:table-cell table:style-name="ce22" table:formula="oooc:=[.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34">
          <table:table-cell table:style-name="ce22" table:formula="oooc:=[.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34">
          <table:table-cell table:style-name="ce22" table:formula="oooc:=[.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34">
          <table:table-cell table:style-name="ce22" table:formula="oooc:=[.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34">
          <table:table-cell table:style-name="ce22" table:formula="oooc:=[.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34">
          <table:table-cell table:style-name="ce22" table:formula="oooc:=[.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34">
          <table:table-cell table:style-name="ce22" table:formula="oooc:=[.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34">
          <table:table-cell table:style-name="ce22" table:formula="oooc:=[.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34">
          <table:table-cell table:style-name="ce22" table:formula="oooc:=[.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34">
          <table:table-cell table:style-name="ce22" table:formula="oooc:=[.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4">
          <table:table-cell table:style-name="ce22" table:formula="oooc:=[.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34">
          <table:table-cell table:style-name="ce22" table:formula="oooc:=[.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34">
          <table:table-cell table:style-name="ce22" table:formula="oooc:=[.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34">
          <table:table-cell table:style-name="ce22" table:formula="oooc:=[.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34">
          <table:table-cell table:style-name="ce22" table:formula="oooc:=[.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34">
          <table:table-cell table:style-name="ce22" table:formula="oooc:=[.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34">
          <table:table-cell table:style-name="ce22" table:formula="oooc:=[.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34">
          <table:table-cell table:style-name="ce22" table:formula="oooc:=[.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34">
          <table:table-cell table:style-name="ce22" table:formula="oooc:=[.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34">
          <table:table-cell table:style-name="ce22" table:formula="oooc:=[.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34">
          <table:table-cell table:style-name="ce22" table:formula="oooc:=[.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34">
          <table:table-cell table:style-name="ce22" table:formula="oooc:=[.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34">
          <table:table-cell table:style-name="ce22" table:formula="oooc:=[.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4">
          <table:table-cell table:style-name="ce22" table:formula="oooc:=[.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34">
          <table:table-cell table:style-name="ce22" table:formula="oooc:=[.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34">
          <table:table-cell table:style-name="ce22" table:formula="oooc:=[.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34">
          <table:table-cell table:style-name="ce22" table:formula="oooc:=[.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34">
          <table:table-cell table:style-name="ce22" table:formula="oooc:=[.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34">
          <table:table-cell table:style-name="ce22" table:formula="oooc:=[.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34">
          <table:table-cell table:style-name="ce22" table:formula="oooc:=[.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34">
          <table:table-cell table:style-name="ce22" table:formula="oooc:=[.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34">
          <table:table-cell table:style-name="ce22" table:formula="oooc:=[.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34">
          <table:table-cell table:style-name="ce22" table:formula="oooc:=[.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34">
          <table:table-cell table:style-name="ce22" table:formula="oooc:=[.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34">
          <table:table-cell table:style-name="ce22" table:formula="oooc:=[.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34">
          <table:table-cell table:style-name="ce22" table:formula="oooc:=[.A235]+1" office:value-type="float" office:value="233">
            <text:p>233</text:p>
          </table:table-cell>
          <table:table-cell table:number-columns-repeated="2"/>
          <table:table-cell table:style-name="ce23" table:number-columns-repeated="3"/>
          <table:table-cell table:number-columns-repeated="1018"/>
        </table:table-row>
        <table:table-row table:style-name="ro34">
          <table:table-cell table:style-name="ce22" table:formula="oooc:=[.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34">
          <table:table-cell table:style-name="ce22" table:formula="oooc:=[.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34">
          <table:table-cell table:style-name="ce22" table:formula="oooc:=[.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34">
          <table:table-cell table:style-name="ce22" table:formula="oooc:=[.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34">
          <table:table-cell table:style-name="ce22" table:formula="oooc:=[.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34">
          <table:table-cell table:style-name="ce22" table:formula="oooc:=[.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34">
          <table:table-cell table:style-name="ce22" table:formula="oooc:=[.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34">
          <table:table-cell table:style-name="ce22" table:formula="oooc:=[.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34">
          <table:table-cell table:style-name="ce22" table:formula="oooc:=[.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34">
          <table:table-cell table:style-name="ce22" table:formula="oooc:=[.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34">
          <table:table-cell table:style-name="ce22" table:formula="oooc:=[.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34">
          <table:table-cell table:style-name="ce22" table:formula="oooc:=[.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249]+1" office:value-type="float" office:value="247">
            <text:p>247</text:p>
          </table:table-cell>
          <table:table-cell table:number-columns-repeated="2"/>
          <table:table-cell table:style-name="ce23" table:number-columns-repeated="3"/>
          <table:table-cell table:number-columns-repeated="1018"/>
        </table:table-row>
        <table:table-row table:style-name="ro34">
          <table:table-cell table:style-name="ce22" table:formula="oooc:=[.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34">
          <table:table-cell table:style-name="ce22" table:formula="oooc:=[.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34">
          <table:table-cell table:style-name="ce22" table:formula="oooc:=[.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34">
          <table:table-cell table:style-name="ce22" table:formula="oooc:=[.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34">
          <table:table-cell table:style-name="ce22" table:formula="oooc:=[.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34">
          <table:table-cell table:style-name="ce22" table:formula="oooc:=[.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34">
          <table:table-cell table:style-name="ce22" table:formula="oooc:=[.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34">
          <table:table-cell table:style-name="ce22" table:formula="oooc:=[.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34">
          <table:table-cell table:style-name="ce22" table:formula="oooc:=[.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4">
          <table:table-cell table:style-name="ce22" table:formula="oooc:=[.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34">
          <table:table-cell table:style-name="ce22" table:formula="oooc:=[.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34">
          <table:table-cell table:style-name="ce22" table:formula="oooc:=[.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34">
          <table:table-cell table:style-name="ce22" table:formula="oooc:=[.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34">
          <table:table-cell table:style-name="ce22" table:formula="oooc:=[.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34">
          <table:table-cell table:style-name="ce22" table:formula="oooc:=[.A265]+1" office:value-type="float" office:value="263">
            <text:p>263</text:p>
          </table:table-cell>
          <table:table-cell table:number-columns-repeated="2"/>
          <table:table-cell table:style-name="ce23" table:number-columns-repeated="3"/>
          <table:table-cell table:number-columns-repeated="1018"/>
        </table:table-row>
        <table:table-row table:style-name="ro34">
          <table:table-cell table:style-name="ce22" table:formula="oooc:=[.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34">
          <table:table-cell table:style-name="ce22" table:formula="oooc:=[.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34">
          <table:table-cell table:style-name="ce22" table:formula="oooc:=[.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34">
          <table:table-cell table:style-name="ce22" table:formula="oooc:=[.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34">
          <table:table-cell table:style-name="ce22" table:formula="oooc:=[.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34">
          <table:table-cell table:style-name="ce22" table:formula="oooc:=[.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34">
          <table:table-cell table:style-name="ce22" table:formula="oooc:=[.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34">
          <table:table-cell table:style-name="ce22" table:formula="oooc:=[.A273]+1" office:value-type="float" office:value="271">
            <text:p>271</text:p>
          </table:table-cell>
          <table:table-cell table:number-columns-repeated="2"/>
          <table:table-cell table:style-name="ce23" table:number-columns-repeated="3"/>
          <table:table-cell table:number-columns-repeated="1018"/>
        </table:table-row>
        <table:table-row table:style-name="ro34">
          <table:table-cell table:style-name="ce22" table:formula="oooc:=[.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34">
          <table:table-cell table:style-name="ce22" table:formula="oooc:=[.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34">
          <table:table-cell table:style-name="ce22" table:formula="oooc:=[.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34">
          <table:table-cell table:style-name="ce22" table:formula="oooc:=[.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34">
          <table:table-cell table:style-name="ce22" table:formula="oooc:=[.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34">
          <table:table-cell table:style-name="ce22" table:formula="oooc:=[.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34">
          <table:table-cell table:style-name="ce22" table:formula="oooc:=[.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34">
          <table:table-cell table:style-name="ce22" table:formula="oooc:=[.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34">
          <table:table-cell table:style-name="ce22" table:formula="oooc:=[.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34">
          <table:table-cell table:style-name="ce22" table:formula="oooc:=[.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34">
          <table:table-cell table:style-name="ce22" table:formula="oooc:=[.A285]+1" office:value-type="float" office:value="283">
            <text:p>283</text:p>
          </table:table-cell>
          <table:table-cell table:number-columns-repeated="2"/>
          <table:table-cell table:style-name="ce23" table:number-columns-repeated="3"/>
          <table:table-cell table:number-columns-repeated="1018"/>
        </table:table-row>
        <table:table-row table:style-name="ro34">
          <table:table-cell table:style-name="ce22" table:formula="oooc:=[.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34">
          <table:table-cell table:style-name="ce22" table:formula="oooc:=[.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34">
          <table:table-cell table:style-name="ce22" table:formula="oooc:=[.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34">
          <table:table-cell table:style-name="ce22" table:formula="oooc:=[.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34">
          <table:table-cell table:style-name="ce22" table:formula="oooc:=[.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34">
          <table:table-cell table:style-name="ce22" table:formula="oooc:=[.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292]+1" office:value-type="float" office:value="290">
            <text:p>290</text:p>
          </table:table-cell>
          <table:table-cell table:number-columns-repeated="2"/>
          <table:table-cell table:style-name="ce23" table:number-columns-repeated="3"/>
          <table:table-cell table:number-columns-repeated="1018"/>
        </table:table-row>
        <table:table-row table:style-name="ro34">
          <table:table-cell table:style-name="ce22" table:formula="oooc:=[.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34">
          <table:table-cell table:style-name="ce22" table:formula="oooc:=[.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34">
          <table:table-cell table:style-name="ce22" table:formula="oooc:=[.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34">
          <table:table-cell table:style-name="ce22" table:formula="oooc:=[.A296]+1" office:value-type="float" office:value="294">
            <text:p>294</text:p>
          </table:table-cell>
          <table:table-cell table:number-columns-repeated="2"/>
          <table:table-cell table:style-name="ce23" table:number-columns-repeated="3"/>
          <table:table-cell table:number-columns-repeated="1018"/>
        </table:table-row>
        <table:table-row table:style-name="ro34">
          <table:table-cell table:style-name="ce22" table:formula="oooc:=[.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34">
          <table:table-cell table:style-name="ce22" table:formula="oooc:=[.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34">
          <table:table-cell table:style-name="ce22" table:formula="oooc:=[.A299]+1" office:value-type="float" office:value="297">
            <text:p>297</text:p>
          </table:table-cell>
          <table:table-cell table:number-columns-repeated="2"/>
          <table:table-cell table:style-name="ce23" table:number-columns-repeated="3"/>
          <table:table-cell table:number-columns-repeated="1018"/>
        </table:table-row>
        <table:table-row table:style-name="ro34">
          <table:table-cell table:style-name="ce22" table:formula="oooc:=[.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34">
          <table:table-cell table:style-name="ce22" table:formula="oooc:=[.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34">
          <table:table-cell table:style-name="ce22" table:formula="oooc:=[.A302]+1" office:value-type="float" office:value="300">
            <text:p>300</text:p>
          </table:table-cell>
          <table:table-cell table:number-columns-repeated="2"/>
          <table:table-cell table:style-name="ce23" table:number-columns-repeated="3"/>
          <table:table-cell table:number-columns-repeated="1018"/>
        </table:table-row>
        <table:table-row table:style-name="ro34">
          <table:table-cell table:style-name="ce22" table:formula="oooc:=[.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34">
          <table:table-cell table:style-name="ce22" table:formula="oooc:=[.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34">
          <table:table-cell table:style-name="ce22" table:formula="oooc:=[.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34">
          <table:table-cell table:style-name="ce22" table:formula="oooc:=[.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34">
          <table:table-cell table:style-name="ce22" table:formula="oooc:=[.A307]+1" office:value-type="float" office:value="305">
            <text:p>305</text:p>
          </table:table-cell>
          <table:table-cell table:number-columns-repeated="2"/>
          <table:table-cell table:style-name="ce23" table:number-columns-repeated="3"/>
          <table:table-cell table:number-columns-repeated="1018"/>
        </table:table-row>
        <table:table-row table:style-name="ro34">
          <table:table-cell table:style-name="ce22" table:formula="oooc:=[.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34">
          <table:table-cell table:style-name="ce22" table:formula="oooc:=[.A309]+1" office:value-type="float" office:value="307">
            <text:p>307</text:p>
          </table:table-cell>
          <table:table-cell table:number-columns-repeated="2"/>
          <table:table-cell table:style-name="ce23" table:number-columns-repeated="3"/>
          <table:table-cell table:number-columns-repeated="1018"/>
        </table:table-row>
        <table:table-row table:style-name="ro34">
          <table:table-cell table:style-name="ce22" table:formula="oooc:=[.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34">
          <table:table-cell table:style-name="ce22" table:formula="oooc:=[.A311]+1" office:value-type="float" office:value="309">
            <text:p>309</text:p>
          </table:table-cell>
          <table:table-cell table:number-columns-repeated="2"/>
          <table:table-cell table:style-name="ce23" table:number-columns-repeated="3"/>
          <table:table-cell table:number-columns-repeated="1018"/>
        </table:table-row>
        <table:table-row table:style-name="ro34">
          <table:table-cell table:style-name="ce22" table:formula="oooc:=[.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34">
          <table:table-cell table:style-name="ce22" table:formula="oooc:=[.A313]+1" office:value-type="float" office:value="311">
            <text:p>311</text:p>
          </table:table-cell>
          <table:table-cell table:number-columns-repeated="2"/>
          <table:table-cell table:style-name="ce23" table:number-columns-repeated="3"/>
          <table:table-cell table:number-columns-repeated="1018"/>
        </table:table-row>
        <table:table-row table:style-name="ro34">
          <table:table-cell table:style-name="ce22" table:formula="oooc:=[.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34">
          <table:table-cell table:style-name="ce22" table:formula="oooc:=[.A315]+1" office:value-type="float" office:value="313">
            <text:p>313</text:p>
          </table:table-cell>
          <table:table-cell table:number-columns-repeated="2"/>
          <table:table-cell table:style-name="ce23" table:number-columns-repeated="3"/>
          <table:table-cell table:number-columns-repeated="1018"/>
        </table:table-row>
        <table:table-row table:style-name="ro34">
          <table:table-cell table:style-name="ce22" table:formula="oooc:=[.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34">
          <table:table-cell table:style-name="ce22" table:formula="oooc:=[.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11">11/06/2009</text:date>, <text:time>14:25:50</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871</meta:editing-cycles>
    <meta:creation-date>2008-05-04T10:18:05</meta:creation-date>
    <dc:date>2009-06-11T14:25:50</dc:date>
    <dc:creator>Giuseppe Castagno</dc:creator>
    <meta:editing-duration>PT59H28M18S</meta:editing-duration>
    <meta:document-statistic meta:table-count="6" meta:cell-count="1498"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